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546cm"/>
    </style:style>
    <style:style style:name="pr1" style:family="presentation" style:parent-style-name="Varsayılan-notes">
      <style:graphic-properties draw:fill-color="#ffffff" fo:min-height="13.114cm"/>
    </style:style>
    <style:style style:name="pr2" style:family="presentation" style:parent-style-name="Varsayılan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size="32pt"/>
    </style:style>
    <style:style style:name="T2" style:family="text">
      <style:text-properties fo:font-size="24pt" fo:font-weight="bold"/>
    </style:style>
    <style:style style:name="T3" style:family="text">
      <style:text-properties fo:font-size="18pt" fo:font-weight="normal"/>
    </style:style>
    <style:style style:name="T4" style:family="text">
      <style:text-properties fo:font-size="18pt" fo:font-style="italic" fo:font-weight="normal"/>
    </style:style>
    <style:style style:name="T5" style:family="text">
      <style:text-properties fo:color="#000080" fo:font-size="18pt" fo:font-weight="normal"/>
    </style:style>
    <style:style style:name="T6" style:family="text">
      <style:text-properties fo:color="#000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>
        <office:forms form:automatic-focus="false" form:apply-design-mode="false"/>
        <draw:frame draw:style-name="gr1" draw:layer="layout" svg:width="11.217cm" svg:height="3.231cm" svg:x="8.283cm" svg:y="1.769cm">
          <draw:text-box>
            <text:p text:style-name="P1"><text:span text:style-name="T1">P y t h o n</text:span></text:p>
            <text:p text:style-name="P1"/>
            <text:p text:style-name="P1">Gürer Özen<text:tab/><text:tab/><text:a xlink:href="mailto:gurer@pardus.org.tr">gurer@pardus.org.tr</text:a></text:p>
          </draw:text-box>
        </draw:frame>
        <draw:frame draw:style-name="gr1" draw:layer="layout" svg:width="19.988cm" svg:height="11.269cm" svg:x="4.512cm" svg:y="6.731cm">
          <draw:text-box>
            <text:p text:style-name="P2"/>
            <text:p text:style-name="P2">Yüksek düşünceler için yüksek bir dil gerekir.</text:p>
            <text:p text:style-name="P2">-- Aristophanes</text:p>
            <text:p text:style-name="P2"/>
            <text:p text:style-name="P2">Herşeyi optimize edersiniz, daima mutsuz kalırsınız.</text:p>
            <text:p text:style-name="P2">-- Donald Knuth</text:p>
            <text:p text:style-name="P2"/>
            <text:p text:style-name="P2">Bir kodun satır sayısını ölçeceksek, bunu üretilen satırlar olarak değil,</text:p>
            <text:p text:style-name="P2">harcanan satırlar olarak ölçmeliyiz.</text:p>
            <text:p text:style-name="P2">-- Edsger Dijkstra</text:p>
            <text:p text:style-name="P2"/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>
        <office:forms form:automatic-focus="false" form:apply-design-mode="false"/>
        <draw:frame draw:style-name="gr3" draw:text-style-name="P1" draw:layer="layout" svg:width="24.046cm" svg:height="18.653cm" svg:x="1.954cm" svg:y="1.412cm">
          <draw:text-box>
            <text:p text:style-name="P4"><text:span text:style-name="T2">Veri tipleri</text:span></text:p>
            <text:p text:style-name="P2"/>
            <text:p text:style-name="P2">None<text:tab/><text:tab/>Yok<text:tab/><text:tab/><text:tab/><text:tab/><text:tab/>...</text:p>
            <text:p text:style-name="P2"/>
            <text:p text:style-name="P2">string<text:tab/><text:tab/>karakter dizisi<text:tab/><text:tab/>“metin”</text:p>
            <text:p text:style-name="P2"/>
            <text:p text:style-name="P2">int<text:tab/><text:tab/><text:tab/>tamsayı<text:tab/><text:tab/><text:tab/><text:tab/>42</text:p>
            <text:p text:style-name="P2"/>
            <text:p text:style-name="P2">long<text:tab/><text:tab/><text:tab/>uzun tamsayı<text:tab/><text:tab/>287837483493843938283474L</text:p>
            <text:p text:style-name="P2"/>
            <text:p text:style-name="P2">complex<text:tab/><text:tab/>karmaşık sayı<text:tab/><text:tab/>(-3+5j)</text:p>
            <text:p text:style-name="P2"/>
            <text:p text:style-name="P2">float<text:tab/><text:tab/><text:tab/>kayar noktalı sayı<text:tab/><text:tab/>127.9</text:p>
            <text:p text:style-name="P2"/>
            <text:p text:style-name="P2">tuple<text:tab/><text:tab/>demet<text:tab/><text:tab/><text:tab/><text:tab/>( “ali”, 42, “istanbul”, 1.72 )</text:p>
            <text:p text:style-name="P2"/>
            <text:p text:style-name="P2">list<text:tab/><text:tab/><text:tab/>liste <text:tab/><text:tab/><text:tab/><text:tab/>[ “ali”, “veli”, “yavuz” ]</text:p>
            <text:p text:style-name="P2"/>
            <text:p text:style-name="P2">dict<text:tab/><text:tab/><text:tab/>sözlük<text:tab/><text:tab/><text:tab/><text:tab/>{ “ali”: 42, “veli”: 25, “yavuz”: 54 }</text:p>
            <text:p text:style-name="P2"/>
            <text:p text:style-name="P2">set<text:tab/><text:tab/><text:tab/>küme<text:tab/><text:tab/><text:tab/><text:tab/>set([1, 2, 3, 4])<text:tab/></text:p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>
        <office:forms form:automatic-focus="false" form:apply-design-mode="false"/>
        <draw:frame draw:style-name="gr3" draw:text-style-name="P1" draw:layer="layout" svg:width="24.046cm" svg:height="17.917cm" svg:x="1.954cm" svg:y="1.413cm">
          <draw:text-box>
            <text:p text:style-name="P2"><text:span text:style-name="T2">Söz dizimi</text:span></text:p>
            <text:p text:style-name="P2"><text:span text:style-name="T3"/></text:p>
            <text:p text:style-name="P2"><text:span text:style-name="T4">“</text:span><text:span text:style-name="T4">Belki de en sonunda, yalnızca, daha büyüklerini inşa etmek için isimleriyle çağrılan ufak modüller yazmaya başlayacağız; böylece kaynak kodunda yerel yapıyı belirtmek için ayraçlar yerine girintileme kullanmak olanaklı hale gelebilecek.”</text:span></text:p>
            <text:p text:style-name="P2"><text:span text:style-name="T3">-- Donald E. Knuth, Computing Surveys, Vol 6 No 4, Dec. 1974</text:span></text:p>
            <text:p text:style-name="P2"><text:span text:style-name="T3"/></text:p>
            <text:p text:style-name="P2"><text:span text:style-name="T5">def hesapla(x, y):</text:span></text:p>
            <text:p text:style-name="P2"><text:span text:style-name="T5"><text:tab/></text:span><text:span text:style-name="T5">a = x*y</text:span></text:p>
            <text:p text:style-name="P2"><text:span text:style-name="T5"><text:tab/></text:span><text:span text:style-name="T5">if a &gt; 30:</text:span></text:p>
            <text:p text:style-name="P2"><text:span text:style-name="T5"><text:tab/></text:span><text:span text:style-name="T5"><text:tab/></text:span><text:span text:style-name="T5">print “sonuç otuzdan büyük, ikiye bölüyorum”</text:span></text:p>
            <text:p text:style-name="P2"><text:span text:style-name="T5"><text:tab/></text:span><text:span text:style-name="T5"><text:tab/></text:span><text:span text:style-name="T5">a /= 2</text:span></text:p>
            <text:p text:style-name="P2"><text:span text:style-name="T5"><text:tab/></text:span><text:span text:style-name="T5">return a</text:span></text:p>
            <text:p text:style-name="P2"><text:span text:style-name="T6"/></text:p>
            <text:p text:style-name="P2"><text:span text:style-name="T5"># Deneyelim fonksiyonumuzu</text:span></text:p>
            <text:p text:style-name="P2"><text:span text:style-name="T5">print 'Deniyoruz...'</text:span></text:p>
            <text:p text:style-name="P2"><text:span text:style-name="T5">hesapla(3, 5)</text:span></text:p>
            <text:p text:style-name="P2"><text:span text:style-name="T6"/></text:p>
            <text:p text:style-name="P2"><text:span text:style-name="T5">print “””</text:span></text:p>
            <text:p text:style-name="P2"><text:span text:style-name="T5">Bu basit bir örnekti, girintileme, açıklamalar, karakter dizileri için “ ve '</text:span></text:p>
            <text:p text:style-name="P2"><text:span text:style-name="T5">kullanımını gösteriyor</text:span></text:p>
            <text:p text:style-name="P2"><text:span text:style-name="T5">“”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>
        <draw:frame draw:style-name="gr3" draw:text-style-name="P1" draw:layer="layout" svg:width="24.046cm" svg:height="17.079cm" svg:x="1.954cm" svg:y="1.413cm">
          <draw:text-box>
            <text:p text:style-name="P4"><text:span text:style-name="T2">Fonksiyonlar</text:span></text:p>
            <text:p text:style-name="P2"/>
            <text:p text:style-name="P2"><text:span text:style-name="T6">def selamla():</text:span></text:p>
            <text:p text:style-name="P2"><text:span text:style-name="T6"><text:tab/></text:span><text:span text:style-name="T6">print “Merhaba Ali”</text:span></text:p>
            <text:p text:style-name="P2"><text:span text:style-name="T6"/></text:p>
            <text:p text:style-name="P2"><text:span text:style-name="T6">def selamla2(kisi, selam):</text:span></text:p>
            <text:p text:style-name="P2"><text:span text:style-name="T6"><text:tab/></text:span><text:span text:style-name="T6">print kisi, selam</text:span></text:p>
            <text:p text:style-name="P2"><text:span text:style-name="T6"/></text:p>
            <text:p text:style-name="P2"><text:span text:style-name="T6">def selamla3(kisiler, selam='Merhaba'):</text:span></text:p>
            <text:p text:style-name="P2"><text:span text:style-name="T6"><text:tab/></text:span><text:span text:style-name="T6">for kisi in kisiler:</text:span></text:p>
            <text:p text:style-name="P2"><text:span text:style-name="T6"><text:tab/></text:span><text:span text:style-name="T6"><text:tab/></text:span><text:span text:style-name="T6">print selam, kisi</text:span></text:p>
            <text:p text:style-name="P2"><text:span text:style-name="T6"/></text:p>
            <text:p text:style-name="P2"><text:span text:style-name="T6">def selamla4(selam, *kisiler):</text:span></text:p>
            <text:p text:style-name="P2"><text:span text:style-name="T6"><text:tab/></text:span><text:span text:style-name="T6">for kisi in kisiler:</text:span></text:p>
            <text:p text:style-name="P2"><text:span text:style-name="T6"><text:tab/></text:span><text:span text:style-name="T6"><text:tab/></text:span><text:span text:style-name="T6">print selam, kisi</text:span></text:p>
            <text:p text:style-name="P2"><text:span text:style-name="T6"/></text:p>
            <text:p text:style-name="P2"><text:span text:style-name="T6">def selamla5(*kisiler, **kwargs):</text:span></text:p>
            <text:p text:style-name="P2"><text:span text:style-name="T6"><text:tab/></text:span><text:span text:style-name="T6">selam = “Merhaba”</text:span></text:p>
            <text:p text:style-name="P2"><text:span text:style-name="T6"><text:tab/></text:span><text:span text:style-name="T6">if kwargs.has_key(“selam”):</text:span></text:p>
            <text:p text:style-name="P2"><text:span text:style-name="T6"><text:tab/></text:span><text:span text:style-name="T6"><text:tab/></text:span><text:span text:style-name="T6">selam = kwargs[“selam”]</text:span></text:p>
            <text:p text:style-name="P2"><text:span text:style-name="T6"><text:tab/></text:span><text:span text:style-name="T6">selamla3(kisiler, selam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>
        <draw:frame draw:style-name="gr3" draw:text-style-name="P1" draw:layer="layout" svg:width="24.046cm" svg:height="18.653cm" svg:x="1.954cm" svg:y="1.413cm">
          <draw:text-box>
            <text:p text:style-name="P4"><text:span text:style-name="T2">Döngüler</text:span></text:p>
            <text:p text:style-name="P2"/>
            <text:p text:style-name="P2"><text:span text:style-name="T6">for eleman in [ 1, 2, 3, 4, 5 ]:</text:span></text:p>
            <text:p text:style-name="P2"><text:span text:style-name="T6"><text:tab/></text:span><text:span text:style-name="T6">print eleman</text:span></text:p>
            <text:p text:style-name="P2"><text:span text:style-name="T6"/></text:p>
            <text:p text:style-name="P2"><text:span text:style-name="T6">for numara in range(5, 50):</text:span></text:p>
            <text:p text:style-name="P2"><text:span text:style-name="T6"><text:tab/></text:span><text:span text:style-name="T6">print numara</text:span></text:p>
            <text:p text:style-name="P2"><text:span text:style-name="T6"/></text:p>
            <text:p text:style-name="P2"><text:span text:style-name="T6">for satir in file(“/var/log/messages”):</text:span></text:p>
            <text:p text:style-name="P2"><text:span text:style-name="T6"><text:tab/></text:span><text:span text:style-name="T6">print satir</text:span></text:p>
            <text:p text:style-name="P2"><text:span text:style-name="T6"/></text:p>
            <text:p text:style-name="P2"><text:span text:style-name="T6">for yol, dizinler, dosyalar in os.walk(“/home/gurer”):</text:span></text:p>
            <text:p text:style-name="P2"><text:span text:style-name="T6"><text:tab/></text:span><text:span text:style-name="T6">print yol, “dizininde şu dosyalar var:”</text:span></text:p>
            <text:p text:style-name="P2"><text:span text:style-name="T6"><text:tab/></text:span><text:span text:style-name="T6">for dosya in dosyalar:</text:span></text:p>
            <text:p text:style-name="P2"><text:span text:style-name="T6"><text:tab/></text:span><text:span text:style-name="T6"><text:tab/></text:span><text:span text:style-name="T6">print dosya</text:span></text:p>
            <text:p text:style-name="P2"><text:span text:style-name="T6"/></text:p>
            <text:p text:style-name="P2"><text:span text:style-name="T6"/></text:p>
            <text:p text:style-name="P2"><text:span text:style-name="T6">def sayidizisi(bitis):</text:span></text:p>
            <text:p text:style-name="P2"><text:span text:style-name="T6"><text:tab/></text:span><text:span text:style-name="T6">for i in range(1, bitis):</text:span></text:p>
            <text:p text:style-name="P2"><text:span text:style-name="T6"><text:tab/></text:span><text:span text:style-name="T6"><text:tab/></text:span><text:span text:style-name="T6">yield i * i</text:span></text:p>
            <text:p text:style-name="P2"><text:span text:style-name="T6"/></text:p>
            <text:p text:style-name="P2"><text:span text:style-name="T6">for sayi in sayidizisi(10):</text:span></text:p>
            <text:p text:style-name="P2"><text:span text:style-name="T6"><text:tab/></text:span><text:span text:style-name="T6">print say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>
        <draw:frame draw:style-name="gr3" draw:text-style-name="P1" draw:layer="layout" svg:width="24.046cm" svg:height="18.653cm" svg:x="1.954cm" svg:y="1.413cm">
          <draw:text-box>
            <text:p text:style-name="P4"><text:span text:style-name="T2">Fonksiyonel Programlama Araçları</text:span></text:p>
            <text:p text:style-name="P2"/>
            <text:p text:style-name="P2"><text:span text:style-name="T6">def fonk(x, y):</text:span></text:p>
            <text:p text:style-name="P2"><text:span text:style-name="T6"><text:tab/></text:span><text:span text:style-name="T6">return x, y</text:span></text:p>
            <text:p text:style-name="P2"><text:span text:style-name="T6"/></text:p>
            <text:p text:style-name="P2"><text:span text:style-name="T6">lambda x, y:</text:span><text:span text:style-name="T6"><text:tab/></text:span><text:span text:style-name="T6"><text:tab/></text:span><text:span text:style-name="T6">return x, y</text:span></text:p>
            <text:p text:style-name="P2"><text:span text:style-name="T6"/></text:p>
            <text:p text:style-name="P2"><text:span text:style-name="T6"/></text:p>
            <text:p text:style-name="P2"><text:span text:style-name="T6">dizi = ( 1, 2, 3, 4, 5, 6 )</text:span></text:p>
            <text:p text:style-name="P2"><text:span text:style-name="T6"/></text:p>
            <text:p text:style-name="P2"><text:span text:style-name="T6">map(lambda x:</text:span><text:span text:style-name="T6"><text:tab/></text:span><text:span text:style-name="T6">x*x, dizi)</text:span></text:p>
            <text:p text:style-name="P2">[1, 4, 9, 16, 25, 36]</text:p>
            <text:p text:style-name="P2"/>
            <text:p text:style-name="P2"><text:span text:style-name="T6">filter(lambda x: </text:span><text:span text:style-name="T6"><text:tab/></text:span><text:span text:style-name="T6">x &amp; 1, dizi)</text:span></text:p>
            <text:p text:style-name="P2">[1, 3, 5]</text:p>
            <text:p text:style-name="P2"/>
            <text:p text:style-name="P2"><text:span text:style-name="T6">reduce(lambda x, y:</text:span><text:span text:style-name="T6"><text:tab/></text:span><text:span text:style-name="T6">x + y, dizi)</text:span></text:p>
            <text:p text:style-name="P2">21</text:p>
            <text:p text:style-name="P2"/>
            <text:p text:style-name="P2"><text:span text:style-name="T6">[ 3 + x for x in dizi if x &amp; 1 ]</text:span></text:p>
            <text:p text:style-name="P2">[4, 6, 8]</text:p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>
        <draw:frame draw:style-name="gr3" draw:text-style-name="P1" draw:layer="layout" svg:width="24.046cm" svg:height="17.866cm" svg:x="1.954cm" svg:y="1.413cm">
          <draw:text-box>
            <text:p text:style-name="P4"><text:span text:style-name="T2">Nesneler</text:span></text:p>
            <text:p text:style-name="P2"/>
            <text:p text:style-name="P2">Tüm veriler birer nesne.</text:p>
            <text:p text:style-name="P2"/>
            <text:p text:style-name="P2"><text:span text:style-name="T6">a = “python”</text:span></text:p>
            <text:p text:style-name="P2"><text:span text:style-name="T6"/></text:p>
            <text:p text:style-name="P2"><text:span text:style-name="T6">dir(a)</text:span></text:p>
            <text:p text:style-name="P2">['__class__', '__contains__', '__doc__', '__eq__', '__ge__', '__hash__', '__init__', '__len__', '__str__', 'capitalize', 'endswith', 'find', 'index', 'join', 'lower', 'lstrip', 'replace', 'rfind', 'rindex', 'rsplit', 'rstrip', 'split', 'startswith', 'strip', 'upper' ...</text:p>
            <text:p text:style-name="P2"/>
            <text:p text:style-name="P2"><text:span text:style-name="T6">a.__class__</text:span></text:p>
            <text:p text:style-name="P2">&lt;type 'str'&gt;</text:p>
            <text:p text:style-name="P2"/>
            <text:p text:style-name="P2"><text:span text:style-name="T6">a.upper</text:span></text:p>
            <text:p text:style-name="P2">&lt;built-in method upper of str object at 0xa7badc00&gt;</text:p>
            <text:p text:style-name="P2"/>
            <text:p text:style-name="P2"><text:span text:style-name="T6">help(a.upper)</text:span></text:p>
            <text:p text:style-name="P2">Return a copy of the string S converted to uppercase.</text:p>
            <text:p text:style-name="P2"/>
            <text:p text:style-name="P2"><text:span text:style-name="T6">a.upper()</text:span></text:p>
            <text:p text:style-name="P2">“PYTHON”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>
        <draw:frame draw:style-name="gr3" draw:text-style-name="P1" draw:layer="layout" svg:width="24.046cm" svg:height="14.718cm" svg:x="1.954cm" svg:y="1.413cm">
          <draw:text-box>
            <text:p text:style-name="P4"><text:span text:style-name="T2">Nesneler</text:span></text:p>
            <text:p text:style-name="P2"/>
            <text:p text:style-name="P2"><text:span text:style-name="T6">class Oyuncu:</text:span></text:p>
            <text:p text:style-name="P2"><text:span text:style-name="T6"><text:tab/></text:span><text:span text:style-name="T6">def __init__(self, isim):</text:span></text:p>
            <text:p text:style-name="P2"><text:span text:style-name="T6"><text:tab/></text:span><text:span text:style-name="T6"><text:tab/></text:span><text:span text:style-name="T6">self.isim = isim</text:span></text:p>
            <text:p text:style-name="P2"><text:span text:style-name="T6"><text:tab/></text:span><text:span text:style-name="T6"><text:tab/></text:span><text:span text:style-name="T6">self.puan = 0</text:span></text:p>
            <text:p text:style-name="P2"><text:span text:style-name="T6"/></text:p>
            <text:p text:style-name="P2"><text:span text:style-name="T6"><text:tab/></text:span><text:span text:style-name="T6">def puan_ekle(self, alinan_tas_sayisi):</text:span></text:p>
            <text:p text:style-name="P2"><text:span text:style-name="T6"><text:tab/></text:span><text:span text:style-name="T6"><text:tab/></text:span><text:span text:style-name="T6">self.puan += alinan_tas_sayisi * 10</text:span></text:p>
            <text:p text:style-name="P2"><text:span text:style-name="T6"/></text:p>
            <text:p text:style-name="P2"><text:span text:style-name="T6"><text:tab/></text:span><text:span text:style-name="T6">def __str__(self):</text:span></text:p>
            <text:p text:style-name="P2"><text:span text:style-name="T6"><text:tab/></text:span><text:span text:style-name="T6"><text:tab/></text:span><text:span text:style-name="T6">return “Oyuncu %s, %d puana sahip” % (self.isim, self.puan)</text:span></text:p>
            <text:p text:style-name="P2"><text:span text:style-name="T6"/></text:p>
            <text:p text:style-name="P2"><text:span text:style-name="T6">oyuncu = Oyuncu(“Ali”)</text:span></text:p>
            <text:p text:style-name="P2"><text:span text:style-name="T6">oyuncu.puan_ekle(3)</text:span></text:p>
            <text:p text:style-name="P2"><text:span text:style-name="T6">oyuncu.puan_ekle(5)</text:span></text:p>
            <text:p text:style-name="P2"><text:span text:style-name="T6">print oyuncu</text:span></text:p>
            <text:p text:style-name="P2">Oyuncu Ali, 80 puana sahip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>
        <draw:frame draw:style-name="gr3" draw:text-style-name="P1" draw:layer="layout" svg:width="24.046cm" svg:height="11.57cm" svg:x="1.954cm" svg:y="1.413cm">
          <draw:text-box>
            <text:p text:style-name="P4"><text:span text:style-name="T2">Nesneler</text:span></text:p>
            <text:p text:style-name="P2"/>
            <text:p text:style-name="P2"><text:span text:style-name="T6">class Pencerem(QMainWindow):</text:span></text:p>
            <text:p text:style-name="P2"><text:span text:style-name="T6"><text:tab/></text:span><text:span text:style-name="T6">def __init__(self):</text:span></text:p>
            <text:p text:style-name="P2"><text:span text:style-name="T6"><text:tab/></text:span><text:span text:style-name="T6"><text:tab/></text:span><text:span text:style-name="T6">QmainWindow.__init__(self)</text:span></text:p>
            <text:p text:style-name="P2"><text:span text:style-name="T6"><text:tab/></text:span><text:span text:style-name="T6"><text:tab/></text:span><text:span text:style-name="T6">...</text:span></text:p>
            <text:p text:style-name="P2"><text:span text:style-name="T6"><text:tab/></text:span><text:span text:style-name="T6"><text:tab/></text:span><text:span text:style-name="T6">self.show()</text:span></text:p>
            <text:p text:style-name="P2"><text:span text:style-name="T6"><text:tab/></text:span></text:p>
            <text:p text:style-name="P2"><text:span text:style-name="T6"><text:tab/></text:span><text:span text:style-name="T6">@staticmethod</text:span></text:p>
            <text:p text:style-name="P2"><text:span text:style-name="T6"><text:tab/></text:span><text:span text:style-name="T6">def pencere_goster():</text:span></text:p>
            <text:p text:style-name="P2"><text:span text:style-name="T6"><text:tab/></text:span><text:span text:style-name="T6"><text:tab/></text:span><text:span text:style-name="T6">..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>
        <draw:frame draw:style-name="gr3" draw:text-style-name="P1" draw:layer="layout" svg:width="24.046cm" svg:height="16.292cm" svg:x="1.954cm" svg:y="1.413cm">
          <draw:text-box>
            <text:p text:style-name="P4"><text:span text:style-name="T2">Modüller</text:span></text:p>
            <text:p text:style-name="P2"/>
            <text:p text:style-name="P2"><text:span text:style-name="T6">import socket</text:span></text:p>
            <text:p text:style-name="P2"><text:span text:style-name="T6">s = socket.socket(socket.AF_UNIX, socket.SOCK_STREAM)</text:span></text:p>
            <text:p text:style-name="P2"><text:span text:style-name="T6"/></text:p>
            <text:p text:style-name="P2"><text:span text:style-name="T6">import os, time, sys</text:span></text:p>
            <text:p text:style-name="P2"><text:span text:style-name="T6"/></text:p>
            <text:p text:style-name="P2"><text:span text:style-name="T6">from os import environ</text:span></text:p>
            <text:p text:style-name="P2"><text:span text:style-name="T6"/></text:p>
            <text:p text:style-name="P2"><text:span text:style-name="T6">from os import *</text:span></text:p>
            <text:p text:style-name="P2"><text:span text:style-name="T6"/></text:p>
            <text:p text:style-name="P2"/>
            <text:p text:style-name="P2">yardimci.py:</text:p>
            <text:p text:style-name="P2"><text:span text:style-name="T6">def kare(x):</text:span></text:p>
            <text:p text:style-name="P2"><text:span text:style-name="T6"><text:tab/></text:span><text:span text:style-name="T6">return x*x</text:span></text:p>
            <text:p text:style-name="P2"><text:span text:style-name="T6"/></text:p>
            <text:p text:style-name="P2">ana.py:</text:p>
            <text:p text:style-name="P2"><text:span text:style-name="T6">import yardimci</text:span></text:p>
            <text:p text:style-name="P2"><text:span text:style-name="T6"/></text:p>
            <text:p text:style-name="P2"><text:span text:style-name="T6">print kare(5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>
        <draw:frame draw:style-name="gr3" draw:text-style-name="P1" draw:layer="layout" svg:width="24.046cm" svg:height="17.079cm" svg:x="1.954cm" svg:y="1.413cm">
          <draw:text-box>
            <text:p text:style-name="P4"><text:span text:style-name="T2">Hatalar</text:span></text:p>
            <text:p text:style-name="P2"/>
            <text:p text:style-name="P2"><text:span text:style-name="T6">try:</text:span></text:p>
            <text:p text:style-name="P2"><text:span text:style-name="T6"><text:tab/></text:span><text:span text:style-name="T6">data = file(“/home/gurer/lala”).read()</text:span></text:p>
            <text:p text:style-name="P2"><text:span text:style-name="T6">except IOError:</text:span></text:p>
            <text:p text:style-name="P2"><text:span text:style-name="T6"><text:tab/></text:span><text:span text:style-name="T6">print “dosya yok”</text:span></text:p>
            <text:p text:style-name="P2"><text:span text:style-name="T6"/></text:p>
            <text:p text:style-name="P2"><text:span text:style-name="T6">try:</text:span></text:p>
            <text:p text:style-name="P2"><text:span text:style-name="T6"><text:tab/></text:span><text:span text:style-name="T6">...</text:span></text:p>
            <text:p text:style-name="P2"><text:span text:style-name="T6">except Exception, e:</text:span></text:p>
            <text:p text:style-name="P2"><text:span text:style-name="T6"><text:tab/></text:span><text:span text:style-name="T6">...</text:span></text:p>
            <text:p text:style-name="P2"><text:span text:style-name="T6">except:</text:span></text:p>
            <text:p text:style-name="P2"><text:span text:style-name="T6"><text:tab/></text:span><text:span text:style-name="T6">...</text:span></text:p>
            <text:p text:style-name="P2"><text:span text:style-name="T6"/></text:p>
            <text:p text:style-name="P2"><text:span text:style-name="T6">try:</text:span></text:p>
            <text:p text:style-name="P2"><text:span text:style-name="T6"><text:tab/></text:span><text:span text:style-name="T6">...</text:span></text:p>
            <text:p text:style-name="P2"><text:span text:style-name="T6">finally:</text:span></text:p>
            <text:p text:style-name="P2"><text:span text:style-name="T6"><text:tab/></text:span><text:span text:style-name="T6">...</text:span></text:p>
            <text:p text:style-name="P2"><text:span text:style-name="T6"/></text:p>
            <text:p text:style-name="P2"><text:span text:style-name="T6">class MyException(Exception):</text:span></text:p>
            <text:p text:style-name="P2"><text:span text:style-name="T6"><text:tab/></text:span><text:span text:style-name="T6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tr" fo:country="TR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Nimbus Sans L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none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Varsayılan" style:page-layout-name="PM1" draw:style-name="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
  </meta:generator>
    <meta:initial-creator>Gürer Özen</meta:initial-creator>
    <meta:creation-date>2006-05-14T09:59:41</meta:creation-date>
    <dc:creator>Gürer Özen</dc:creator>
    <dc:date>2006-05-14T13:06:41</dc:date>
    <dc:language>tr-TR</dc:language>
    <meta:editing-cycles>18</meta:editing-cycles>
    <meta:editing-duration>PT2H10M35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